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344d6" officeooo:paragraph-rsid="001344d6"/>
    </style:style>
    <style:style style:name="P2" style:family="paragraph" style:parent-style-name="Standard">
      <style:paragraph-properties fo:text-align="start" style:justify-single-word="false"/>
      <style:text-properties officeooo:rsid="001344d6" officeooo:paragraph-rsid="001344d6"/>
    </style:style>
    <style:style style:name="P3" style:family="paragraph" style:parent-style-name="Standard">
      <style:paragraph-properties fo:text-align="center" style:justify-single-word="false"/>
      <style:text-properties fo:font-size="20pt" fo:font-weight="bold" officeooo:rsid="001344d6" officeooo:paragraph-rsid="001344d6" style:font-size-asian="20pt" style:font-weight-asian="bold" style:font-size-complex="20pt" style:font-weight-complex="bold"/>
    </style:style>
    <style:style style:name="P4" style:family="paragraph" style:parent-style-name="Standard">
      <style:paragraph-properties fo:text-align="start" style:justify-single-word="false"/>
      <style:text-properties fo:font-size="14pt" fo:font-weight="bold" officeooo:rsid="001344d6" officeooo:paragraph-rsid="001344d6" style:font-size-asian="14pt" style:font-weight-asian="bold" style:font-size-complex="14pt" style:font-weight-complex="bold"/>
    </style:style>
    <style:style style:name="P5" style:family="paragraph" style:parent-style-name="Standard">
      <style:paragraph-properties fo:text-align="start" style:justify-single-word="false"/>
      <style:text-properties officeooo:rsid="00160967" officeooo:paragraph-rsid="00160967"/>
    </style:style>
    <style:style style:name="P6" style:family="paragraph" style:parent-style-name="Standard">
      <style:paragraph-properties fo:text-align="start" style:justify-single-word="false"/>
      <style:text-properties officeooo:rsid="0017e050" officeooo:paragraph-rsid="0017e050"/>
    </style:style>
    <style:style style:name="P7" style:family="paragraph" style:parent-style-name="Standard">
      <style:paragraph-properties fo:text-align="start" style:justify-single-word="false"/>
      <style:text-properties officeooo:rsid="0019852d" officeooo:paragraph-rsid="0019852d"/>
    </style:style>
    <style:style style:name="P8" style:family="paragraph" style:parent-style-name="Standard">
      <style:paragraph-properties fo:text-align="start" style:justify-single-word="false"/>
      <style:text-properties officeooo:rsid="0017e050" officeooo:paragraph-rsid="0017e050"/>
    </style:style>
    <style:style style:name="P9" style:family="paragraph" style:parent-style-name="Standard">
      <style:paragraph-properties fo:text-align="start" style:justify-single-word="false"/>
      <style:text-properties officeooo:rsid="001b7885" officeooo:paragraph-rsid="001b7885"/>
    </style:style>
    <style:style style:name="T1" style:family="text">
      <style:text-properties officeooo:rsid="0018f0e3"/>
    </style:style>
    <style:style style:name="T2"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cesos del proyecto</text:p>
      <text:p text:style-name="P1"/>
      <text:p text:style-name="P2">Este documento sirve para poder marcar las pautas a la hora de realizar procesos durante la realización del proyecto.</text:p>
      <text:p text:style-name="P2"/>
      <text:p text:style-name="P2">Índice</text:p>
      <text:p text:style-name="P2"/>
      <text:p text:style-name="P4">1.- Convenio de nombres</text:p>
      <text:p text:style-name="P2"/>
      <text:p text:style-name="P2">En este apartado se determina el criterio que se seguirá para nombrar los diferentes elementos del proyecto.</text:p>
      <text:p text:style-name="P2"/>
      <text:p text:style-name="P2">Los cuadernos de jupyter utilizarán el tipo de anotación de escritura Snake case.</text:p>
      <text:p text:style-name="P2"/>
      <text:p text:style-name="P2">El nombre de los conjuntos de datos junto a los nombres de los atributos, también utilizarán Snake case.</text:p>
      <text:p text:style-name="P2"/>
      <text:p text:style-name="P5">Para el nombre de los directorios se utilizará Kebab Case.</text:p>
      <text:p text:style-name="P2"/>
      <text:p text:style-name="P5">2.- Estructura de los cuadernos</text:p>
      <text:p text:style-name="P5"/>
      <text:p text:style-name="P5">Un cuaderno realizará una actividad atómica: si se debe realizar una transformación del conjunto de los datos para posteriormente explorarlo, primeramente se creará un notebook para lo primero y otro para la segunda tarea.</text:p>
      <text:p text:style-name="P5"/>
      <text:p text:style-name="P6">Cada vez que se vaya a realizar algo en un cuaderno, se debe indicar en las celdas, para poder dejarlo claro para su posterior estudio.</text:p>
      <text:p text:style-name="P6"/>
      <text:p text:style-name="P6">También es importante indicar que en ningún momento se debe hablar en primera persona en los comentarios de los cuadernos. <text:span text:style-name="T1">Todos los comentarios de las celdas, deben acabar en punto.</text:span></text:p>
      <text:p text:style-name="P6"/>
      <text:p text:style-name="P9">El nombre de las variables será en ingles y usando snake case. </text:p>
      <text:p text:style-name="P9"/>
      <text:p text:style-name="P9">Todos los valores que se vayan a imprimir, serán en castellano.</text:p>
      <text:p text:style-name="P5"/>
      <text:p text:style-name="P5">3.- Estructura de los directorios</text:p>
      <text:p text:style-name="P5"/>
      <text:p text:style-name="P5">Dentro de cada directorio que contenga subdirectorios tendrá un fichero denominada structure.md, en el que se incluirá información de cada directorio.</text:p>
      <text:p text:style-name="P5"/>
      <text:p text:style-name="P7">4.- Nombres de los directorios de los conjuntos de datos</text:p>
      <text:p text:style-name="P7"/>
      <text:p text:style-name="P7">Los conjuntos de datos generados se deberán guardar dentro del directorio datasets, en un directorio hijo que se llamará igual que el directorio padre del cuaderno. Por ejemplo, si el cuaderno obtención_datos.ipynb está dentro del directorio <text:span text:style-name="T2">example/</text:span>, se guardarán los datasets generados en el directorio <text:span text:style-name="T2">datasets/exampl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7T19:28:23.851558295</meta:creation-date>
    <dc:date>2023-05-28T17:34:11.525986358</dc:date>
    <meta:editing-duration>PT46M41S</meta:editing-duration>
    <meta:editing-cycles>6</meta:editing-cycles>
    <meta:generator>LibreOffice/7.0.4.2$Linux_X86_64 LibreOffice_project/00$Build-2</meta:generator>
    <meta:document-statistic meta:table-count="0" meta:image-count="0" meta:object-count="0" meta:page-count="1" meta:paragraph-count="18" meta:word-count="284" meta:character-count="1775" meta:non-whitespace-character-count="1508"/>
  </office:meta>
</office:document-meta>
</file>